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6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6" calcext:value-type="float">
            <text:p>5016</text:p>
          </table:table-cell>
          <table:table-cell office:value-type="float" office:value="-2186" calcext:value-type="float">
            <text:p>-2186</text:p>
          </table:table-cell>
          <table:table-cell table:formula="of:=SUM([.B4:.C4])" office:value-type="float" office:value="2830" calcext:value-type="float">
            <text:p>283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369" calcext:value-type="float">
            <text:p>369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3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3"/>
          <table:table-cell table:style-name="ce3" table:formula="of:=SUM([.C57:.C65])" office:value-type="float" office:value="380.12" calcext:value-type="float">
            <text:p>380.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0:.C81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3])" office:value-type="float" office:value="5016.37" calcext:value-type="float">
            <text:p>5016.37</text:p>
          </table:table-cell>
          <table:table-cell table:formula="of:=SUM([.D1:.D83])" office:value-type="float" office:value="5016.37" calcext:value-type="float">
            <text:p>5016.3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8:.C102])" office:value-type="float" office:value="-2186.12" calcext:value-type="float">
            <text:p>-218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4];[.D103])" office:value-type="float" office:value="2830.25" calcext:value-type="float">
            <text:p>2830.25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 table:number-rows-repeated="15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3])" office:value-type="float" office:value="52.72" calcext:value-type="float">
            <text:p>52.7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 table:number-rows-repeated="16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7:.C4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7:.C52])" office:value-type="float" office:value="73.53" calcext:value-type="float">
            <text:p>73.5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3" table:formula="of:=SUM([.C55:.C59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4:.C76])" office:value-type="float" office:value="90" calcext:value-type="float">
            <text:p>9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8])" office:value-type="float" office:value="216.25" calcext:value-type="float">
            <text:p>216.25</text:p>
          </table:table-cell>
          <table:table-cell table:formula="of:=SUM([.D1:.D78])" office:value-type="float" office:value="216.25" calcext:value-type="float">
            <text:p>216.25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 table:number-rows-repeated="8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3:.C94])" office:value-type="float" office:value="-280" calcext:value-type="float">
            <text:p>-28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79];[.D95])" office:value-type="float" office:value="-63.75" calcext:value-type="float">
            <text:p>-63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00-00-00</text:date>, <text:time style:data-style-name="N2" text:time-value="22:32:52.203427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5T22:33:22.170758990</dc:date>
    <meta:editing-duration>P1DT9H14M11S</meta:editing-duration>
    <meta:editing-cycles>189</meta:editing-cycles>
    <meta:generator>LibreOffice/6.0.7.3$Linux_X86_64 LibreOffice_project/00m0$Build-3</meta:generator>
    <meta:document-statistic meta:table-count="5" meta:cell-count="672" meta:object-count="0"/>
  </office:meta>
</office:document-meta>
</file>